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e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nsole" fo:font-size="13pt" fo:font-weight="bold" officeooo:rsid="0012337c" officeooo:paragraph-rsid="0012337c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nsole" fo:font-size="13pt" fo:font-weight="bold" officeooo:rsid="0012337c" officeooo:paragraph-rsid="0023297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nsole" fo:font-size="13pt" fo:font-weight="bold" officeooo:rsid="0012337c" officeooo:paragraph-rsid="004947d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onsole" fo:font-size="13pt" fo:font-weight="bold" officeooo:rsid="0015893a" officeooo:paragraph-rsid="0015893a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10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11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e" fo:font-size="13pt" fo:font-weight="bold" officeooo:rsid="0015893a" officeooo:paragraph-rsid="004947df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onsole" fo:font-size="13pt" fo:font-weight="bold" officeooo:rsid="0015893a" officeooo:paragraph-rsid="004947df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onsole" fo:font-size="13pt" fo:font-weight="bold" officeooo:paragraph-rsid="00232979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Console" fo:font-size="13pt" fo:font-weight="bold" officeooo:rsid="00345b47" officeooo:paragraph-rsid="00394180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Console" fo:font-size="13pt" fo:font-weight="bold" officeooo:rsid="00345b47" officeooo:paragraph-rsid="004947df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Console" fo:font-size="13pt" fo:font-weight="bold" officeooo:rsid="0037bb63" officeooo:paragraph-rsid="00394180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Console" fo:font-size="13pt" fo:font-weight="bold" officeooo:rsid="0037bb63" officeooo:paragraph-rsid="004947df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Console" fo:font-size="13pt" fo:font-weight="bold" officeooo:rsid="003907b9" officeooo:paragraph-rsid="00394180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Console" fo:font-size="13pt" fo:font-weight="bold" officeooo:rsid="003907b9" officeooo:paragraph-rsid="004947df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Console" fo:font-size="13pt" fo:font-weight="bold" officeooo:paragraph-rsid="004947df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Console" fo:font-size="13pt" fo:font-weight="normal" officeooo:rsid="0013e088" officeooo:paragraph-rsid="0013e088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Console" fo:font-size="13pt" fo:font-weight="normal" officeooo:rsid="0013e088" officeooo:paragraph-rsid="0015893a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Console" fo:font-size="13pt" fo:font-weight="normal" officeooo:rsid="0013e088" officeooo:paragraph-rsid="00232979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Console" fo:font-size="13pt" fo:font-weight="normal" officeooo:rsid="0013e088" officeooo:paragraph-rsid="004947df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Console" fo:font-size="13pt" fo:font-weight="normal" officeooo:rsid="0015893a" officeooo:paragraph-rsid="0015893a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Console" fo:font-size="13pt" fo:font-weight="normal" officeooo:rsid="0015893a" officeooo:paragraph-rsid="004e3c98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Console" fo:font-size="13pt" fo:font-weight="normal" officeooo:rsid="00167167" officeooo:paragraph-rsid="00167167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Console" fo:font-size="13pt" fo:font-weight="normal" officeooo:rsid="00167167" officeooo:paragraph-rsid="004e3c98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font-name="Console" fo:font-size="13pt" fo:font-weight="normal" officeooo:rsid="003d69c3" officeooo:paragraph-rsid="003d69c3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Console" fo:font-size="13pt" fo:font-weight="normal" officeooo:rsid="003d69c3" officeooo:paragraph-rsid="004947df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Console" fo:font-size="13pt" fo:language="pt" fo:country="PT" fo:font-weight="normal" officeooo:rsid="0013e088" officeooo:paragraph-rsid="003105e6" style:font-size-asian="13pt" style:font-weight-asian="normal" style:font-size-complex="13pt" style:font-weight-complex="normal"/>
    </style:style>
    <style:style style:name="P32" style:family="paragraph" style:parent-style-name="Standard">
      <style:text-properties style:font-name="Console" fo:font-size="13pt" fo:language="pt" fo:country="PT" fo:font-weight="normal" officeooo:rsid="0013e088" officeooo:paragraph-rsid="004b212f" style:font-size-asian="13pt" style:font-weight-asian="normal" style:font-size-complex="13pt" style:font-weight-complex="normal"/>
    </style:style>
    <style:style style:name="P33" style:family="paragraph" style:parent-style-name="Standard">
      <style:text-properties fo:color="#000000" style:font-name="Console" fo:font-size="13pt" fo:font-weight="bold" officeooo:rsid="0015893a" officeooo:paragraph-rsid="00183359" style:font-size-asian="13pt" style:font-weight-asian="bold" style:font-size-complex="13pt" style:font-weight-complex="bold"/>
    </style:style>
    <style:style style:name="P34" style:family="paragraph" style:parent-style-name="Standard">
      <style:text-properties fo:color="#000000" style:font-name="Console" fo:font-size="13pt" fo:font-weight="normal" officeooo:rsid="00199d3a" officeooo:paragraph-rsid="0021a446" style:font-size-asian="13pt" style:font-weight-asian="normal" style:font-size-complex="13pt" style:font-weight-complex="normal"/>
    </style:style>
    <style:style style:name="P35" style:family="paragraph" style:parent-style-name="Standard">
      <style:text-properties fo:color="#000000" style:font-name="Console" fo:font-size="13pt" fo:font-weight="normal" officeooo:rsid="00199d3a" officeooo:paragraph-rsid="00232979" style:font-size-asian="13pt" style:font-weight-asian="normal" style:font-size-complex="13pt" style:font-weight-complex="normal"/>
    </style:style>
    <style:style style:name="P36" style:family="paragraph" style:parent-style-name="Standard">
      <style:text-properties fo:color="#000000" style:font-name="Console" fo:font-size="13pt" fo:font-weight="normal" officeooo:rsid="00199d3a" officeooo:paragraph-rsid="004947df" style:font-size-asian="13pt" style:font-weight-asian="normal" style:font-size-complex="13pt" style:font-weight-complex="normal"/>
    </style:style>
    <style:style style:name="P37" style:family="paragraph" style:parent-style-name="Standard">
      <style:text-properties fo:color="#000000" style:font-name="Console" fo:font-size="13pt" fo:font-weight="normal" officeooo:rsid="0021a446" officeooo:paragraph-rsid="0021a446" style:font-size-asian="13pt" style:font-weight-asian="normal" style:font-size-complex="13pt" style:font-weight-complex="normal"/>
    </style:style>
    <style:style style:name="P38" style:family="paragraph" style:parent-style-name="Standard">
      <style:text-properties fo:color="#000000" style:font-name="Console" fo:font-size="13pt" fo:font-weight="normal" officeooo:rsid="0021a446" officeooo:paragraph-rsid="00232979" style:font-size-asian="13pt" style:font-weight-asian="normal" style:font-size-complex="13pt" style:font-weight-complex="normal"/>
    </style:style>
    <style:style style:name="P39" style:family="paragraph" style:parent-style-name="Standard">
      <style:text-properties fo:color="#000000" style:font-name="Console" fo:font-size="13pt" fo:font-weight="normal" officeooo:rsid="0021a446" officeooo:paragraph-rsid="004947df" style:font-size-asian="13pt" style:font-weight-asian="normal" style:font-size-complex="13pt" style:font-weight-complex="normal"/>
    </style:style>
    <style:style style:name="P40" style:family="paragraph" style:parent-style-name="Standard">
      <style:text-properties fo:color="#000000" style:font-name="Console" fo:font-size="20pt" fo:font-weight="bold" officeooo:paragraph-rsid="0020316c" style:font-size-asian="20pt" style:font-weight-asian="bold" style:font-size-complex="20pt" style:font-weight-complex="bold"/>
    </style:style>
    <style:style style:name="P41" style:family="paragraph" style:parent-style-name="Standard"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42" style:family="paragraph" style:parent-style-name="Standard">
      <style:text-properties fo:color="#000000" style:font-name="Console" fo:font-size="20pt" fo:font-weight="bold" officeooo:paragraph-rsid="004947df" style:font-size-asian="20pt" style:font-weight-asian="bold" style:font-size-complex="20pt" style:font-weight-complex="bold"/>
    </style:style>
    <style:style style:name="P43" style:family="paragraph" style:parent-style-name="Standard">
      <style:text-properties fo:color="#808080"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44" style:family="paragraph" style:parent-style-name="Standard">
      <style:text-properties fo:color="#808080"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45" style:family="paragraph" style:parent-style-name="Standard">
      <style:text-properties fo:color="#808080" style:font-name="Console" fo:font-size="13pt" fo:font-weight="bold" officeooo:rsid="0015893a" officeooo:paragraph-rsid="003c3e4a" style:font-size-asian="13pt" style:font-weight-asian="bold" style:font-size-complex="13pt" style:font-weight-complex="bold"/>
    </style:style>
    <style:style style:name="P46" style:family="paragraph" style:parent-style-name="Standard">
      <style:text-properties fo:color="#808080"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47" style:family="paragraph" style:parent-style-name="Standard">
      <style:text-properties fo:color="#808080" style:font-name="Console" fo:font-size="13pt" fo:font-weight="bold" officeooo:rsid="0015893a" officeooo:paragraph-rsid="004947df" style:font-size-asian="13pt" style:font-weight-asian="bold" style:font-size-complex="13pt" style:font-weight-complex="bold"/>
    </style:style>
    <style:style style:name="P48" style:family="paragraph" style:parent-style-name="Standard">
      <style:paragraph-properties fo:break-before="page"/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49" style:family="paragraph" style:parent-style-name="Standard">
      <style:paragraph-properties fo:break-before="page"/>
      <style:text-properties fo:color="#000000" style:font-name="Console" fo:font-size="20pt" fo:font-weight="bold" officeooo:paragraph-rsid="004947df" style:font-size-asian="20pt" style:font-weight-asian="bold" style:font-size-complex="20pt" style:font-weight-complex="bold"/>
    </style:style>
    <style:style style:name="P50" style:family="paragraph"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51" style:family="paragraph">
      <style:paragraph-properties fo:text-align="start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52" style:family="paragraph">
      <style:paragraph-properties fo:margin-left="0.499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P53" style:family="paragraph">
      <style:paragraph-properties fo:text-align="start"/>
      <style:text-properties style:font-name="Console1" fo:font-size="13pt" style:font-size-asian="13pt" style:font-name-complex="Console1" style:font-size-complex="13pt"/>
    </style:style>
    <style:style style:name="P54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style:font-name="Console" fo:font-size="13pt" fo:font-style="normal" style:font-size-asian="13pt" style:font-style-asian="normal" style:font-name-complex="Console" style:font-size-complex="13pt" style:font-style-complex="normal" fo:hyphenate="false"/>
    </style:style>
    <style:style style:name="P55" style:family="paragraph">
      <loext:graphic-properties draw:fill="solid" draw:fill-color="#e1e1e1"/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5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weight="bold" style:font-size-asian="13pt" style:font-weight-asian="bold" style:font-name-complex="Console" style:font-size-complex="13pt" style:font-weight-complex="bold" fo:hyphenate="false"/>
    </style:style>
    <style:style style:name="P57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 fo:hyphenate="false"/>
    </style:style>
    <style:style style:name="P58" style:family="paragraph">
      <style:paragraph-properties fo:margin-left="0.6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T1" style:family="text">
      <style:text-properties fo:color="#3552ff" officeooo:rsid="000eea0f"/>
    </style:style>
    <style:style style:name="T2" style:family="text">
      <style:text-properties fo:color="#3552ff" officeooo:rsid="00116022"/>
    </style:style>
    <style:style style:name="T3" style:family="text">
      <style:text-properties fo:color="#3552ff" fo:font-weight="bold" officeooo:rsid="00116022" style:font-weight-asian="bold" style:font-weight-complex="bold"/>
    </style:style>
    <style:style style:name="T4" style:family="text">
      <style:text-properties fo:color="#3552ff" fo:font-weight="bold" officeooo:rsid="0026bfbf" style:font-weight-asian="bold" style:font-weight-complex="bold"/>
    </style:style>
    <style:style style:name="T5" style:family="text">
      <style:text-properties fo:color="#3552ff" fo:font-weight="bold" officeooo:rsid="004947df" style:font-weight-asian="bold" style:font-weight-complex="bold"/>
    </style:style>
    <style:style style:name="T6" style:family="text">
      <style:text-properties fo:color="#3552ff" fo:font-weight="normal" officeooo:rsid="000eea0f" style:font-weight-asian="normal" style:font-weight-complex="normal"/>
    </style:style>
    <style:style style:name="T7" style:family="text">
      <style:text-properties fo:color="#3552ff" officeooo:rsid="0026bfbf"/>
    </style:style>
    <style:style style:name="T8" style:family="text">
      <style:text-properties fo:color="#3552ff" officeooo:rsid="00296436"/>
    </style:style>
    <style:style style:name="T9" style:family="text">
      <style:text-properties fo:color="#3552ff" officeooo:rsid="002aa735"/>
    </style:style>
    <style:style style:name="T10" style:family="text">
      <style:text-properties fo:color="#3552ff" officeooo:rsid="002af530"/>
    </style:style>
    <style:style style:name="T11" style:family="text">
      <style:text-properties fo:color="#3552ff" officeooo:rsid="004947df"/>
    </style:style>
    <style:style style:name="T12" style:family="text">
      <style:text-properties fo:color="#009632"/>
    </style:style>
    <style:style style:name="T13" style:family="text">
      <style:text-properties fo:color="#009632" officeooo:rsid="004947d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e8a202"/>
    </style:style>
    <style:style style:name="T16" style:family="text">
      <style:text-properties fo:color="#e8a202" fo:font-weight="bold" style:font-weight-asian="bold" style:font-weight-complex="bold"/>
    </style:style>
    <style:style style:name="T17" style:family="text">
      <style:text-properties fo:color="#e8a202" fo:font-weight="bold" officeooo:rsid="0013e088" style:font-weight-asian="bold" style:font-weight-complex="bold"/>
    </style:style>
    <style:style style:name="T18" style:family="text">
      <style:text-properties fo:color="#e8a202" fo:font-weight="bold" officeooo:rsid="00116022" style:font-weight-asian="bold" style:font-weight-complex="bold"/>
    </style:style>
    <style:style style:name="T19" style:family="text">
      <style:text-properties fo:color="#e8a202" fo:font-weight="bold" officeooo:rsid="004e3c98" style:font-weight-asian="bold" style:font-weight-complex="bold"/>
    </style:style>
    <style:style style:name="T20" style:family="text">
      <style:text-properties officeooo:rsid="00183359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183359" style:font-weight-asian="normal" style:font-weight-complex="normal"/>
    </style:style>
    <style:style style:name="T23" style:family="text">
      <style:text-properties fo:color="#000000" fo:font-weight="normal" officeooo:rsid="00345b47" style:font-weight-asian="normal" style:font-weight-complex="normal"/>
    </style:style>
    <style:style style:name="T24" style:family="text">
      <style:text-properties fo:color="#000000" fo:font-weight="normal" officeooo:rsid="0035e88f" style:font-weight-asian="normal" style:font-weight-complex="normal"/>
    </style:style>
    <style:style style:name="T25" style:family="text">
      <style:text-properties fo:color="#000000" fo:font-weight="normal" officeooo:rsid="00394180" style:font-weight-asian="normal" style:font-weight-complex="normal"/>
    </style:style>
    <style:style style:name="T26" style:family="text">
      <style:text-properties fo:color="#000000" fo:font-weight="normal" officeooo:rsid="0039ef9e" style:font-weight-asian="normal" style:font-weight-complex="normal"/>
    </style:style>
    <style:style style:name="T27" style:family="text">
      <style:text-properties fo:color="#000000" fo:font-weight="normal" officeooo:rsid="004c5c1d" style:font-weight-asian="normal" style:font-weight-complex="normal"/>
    </style:style>
    <style:style style:name="T28" style:family="text">
      <style:text-properties fo:color="#000000" fo:font-weight="normal" officeooo:rsid="0026bfbf" style:font-weight-asian="normal" style:font-weight-complex="normal"/>
    </style:style>
    <style:style style:name="T29" style:family="text">
      <style:text-properties fo:color="#000000" officeooo:rsid="00296436"/>
    </style:style>
    <style:style style:name="T30" style:family="text">
      <style:text-properties fo:color="#000000" officeooo:rsid="0026bfbf"/>
    </style:style>
    <style:style style:name="T31" style:family="text">
      <style:text-properties fo:color="#000000" officeooo:rsid="00183359"/>
    </style:style>
    <style:style style:name="T32" style:family="text">
      <style:text-properties fo:color="#fa1e1e" fo:font-weight="bold" style:font-weight-asian="bold" style:font-weight-complex="bold"/>
    </style:style>
    <style:style style:name="T33" style:family="text">
      <style:text-properties fo:color="#ec7302" officeooo:rsid="0026bfbf"/>
    </style:style>
    <style:style style:name="T34" style:family="text">
      <style:text-properties fo:color="#ec7302" fo:font-weight="normal" officeooo:rsid="0026bfbf" style:font-weight-asian="normal" style:font-weight-complex="normal"/>
    </style:style>
    <style:style style:name="T35" style:family="text">
      <style:text-properties fo:color="#ec7302" officeooo:rsid="004947df"/>
    </style:style>
    <style:style style:name="T36" style:family="text">
      <style:text-properties fo:color="#ec7302" officeooo:rsid="004c5c1d"/>
    </style:style>
    <style:style style:name="T37" style:family="text">
      <style:text-properties officeooo:rsid="0020316c"/>
    </style:style>
    <style:style style:name="T38" style:family="text">
      <style:text-properties style:font-name="Console1" fo:font-style="normal" officeooo:rsid="0020316c" style:font-style-asian="normal"/>
    </style:style>
    <style:style style:name="T39" style:family="text">
      <style:text-properties officeooo:rsid="0032f394"/>
    </style:style>
    <style:style style:name="T40" style:family="text">
      <style:text-properties officeooo:rsid="0039ef9e"/>
    </style:style>
    <style:style style:name="T41" style:family="text">
      <style:text-properties officeooo:rsid="004947df"/>
    </style:style>
    <style:style style:name="T42" style:family="text">
      <style:text-properties officeooo:rsid="004e3c98"/>
    </style:style>
    <style:style style:name="T43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666666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fa1e1e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7" style:family="text">
      <style:text-properties fo:color="#00963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8" style:family="text">
      <style:text-properties fo:color="#3552ff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9" style:family="text">
      <style:text-properties fo:color="#000000" style:font-name="Console1" fo:font-size="13pt" fo:font-style="normal" fo:font-weight="normal" style:font-size-asian="13pt" style:font-style-asian="normal" style:font-weight-asian="normal" style:font-name-complex="Console1" style:font-size-complex="13pt" style:font-style-complex="normal" style:font-weight-complex="normal"/>
    </style:style>
    <style:style style:name="T50" style:family="text"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/>
    </style:style>
    <style:style style:name="T51" style:family="text">
      <style:text-properties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52" style:family="text">
      <style:text-properties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53" style:family="text">
      <style:text-properties fo:color="#00000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54" style:family="text">
      <style:text-properties fo:color="#000000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55" style:family="text">
      <style:text-properties fo:color="#3552ff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56" style:family="text">
      <style:text-properties fo:color="#e8a20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57" style:family="text">
      <style:text-properties fo:color="#80008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gr1" style:family="graphic">
      <style:graphic-properties draw:stroke="none" svg:stroke-color="#000000" draw:fill="solid" draw:fill-color="#e1e1e1" draw:textarea-vertical-align="middle" fo:min-height="4.14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1e1e1" draw:textarea-vertical-align="middle" fo:min-height="3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e1e1e1" draw:textarea-vertical-align="middle" fo:min-height="3.194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bookmark-start text:name="__DdeLink__97_3878423688"/><text:span text:style-name="T37">areaAtual</text:span></text:p>
      <text:p text:style-name="P40"/>
      <text:p text:style-name="P1"><text:bookmark-start text:name="__DdeLink__7_3878423688"/><text:bookmark-start text:name="__DdeLink__37_3878423688"/><text:bookmark-start text:name="__DdeLink__16_3878423688"/><text:bookmark-start text:name="__DdeLink__10_3878423688"/><text:span text:style-name="T2">string</text:span><text:bookmark-end text:name="__DdeLink__7_3878423688"/><text:bookmark-end text:name="__DdeLink__37_3878423688"/><text:bookmark-end text:name="__DdeLink__16_3878423688"/><text:bookmark-end text:name="__DdeLink__10_3878423688"/> <text:bookmark-start text:name="__DdeLink__56_3878423688"/><text:bookmark-start text:name="__DdeLink__54_3878423688"/><text:bookmark-start text:name="__DdeLink__42_3878423688"/><text:span text:style-name="T12">areaAtual</text:span><text:bookmark-end text:name="__DdeLink__56_3878423688"/><text:bookmark-end text:name="__DdeLink__54_3878423688"/>(<text:bookmark-start text:name="__DdeLink__13_3878423688"/><text:span text:style-name="T1">void</text:span><text:bookmark-end text:name="__DdeLink__13_3878423688"/>)<text:bookmark-end text:name="__DdeLink__42_3878423688"/></text:p>
      <text:p text:style-name="P1"/>
      <text:p text:style-name="P2">Descrição</text:p>
      <text:p text:style-name="P44">…………………………………………………………………………………………………………….…</text:p>
      <text:p text:style-name="P22">Retorna uma <text:span text:style-name="T3">string</text:span> contendo o <text:span text:style-name="T32">nível</text:span> de acesso necessário para permanecer na <text:bookmark-start text:name="__DdeLink__19_3878423688"/><text:bookmark-start text:name="__DdeLink__28_3878423688"/><text:bookmark-start text:name="__DdeLink__25_3878423688"/><text:span text:style-name="T16">página atual</text:span><text:bookmark-end text:name="__DdeLink__19_3878423688"/><text:bookmark-end text:name="__DdeLink__28_3878423688"/><text:bookmark-end text:name="__DdeLink__25_3878423688"/>.</text:p>
      <text:p text:style-name="P21"/>
      <text:p text:style-name="P21"/>
      <text:p text:style-name="P5">Parâmetro<text:span text:style-name="T40">s</text:span></text:p>
      <text:p text:style-name="P44">…………………………………………………………………………………………………………….…</text:p>
      <text:p text:style-name="P8"><text:span text:style-name="T1">void</text:span></text:p>
      <text:p text:style-name="P8"><text:span text:style-name="T6"><text:tab/></text:span><text:span text:style-name="T26">N</text:span><text:bookmark-start text:name="__DdeLink__30_3878423688"/><text:span text:style-name="T22">ão recebe nada via parâmetros</text:span><text:bookmark-end text:name="__DdeLink__30_3878423688"/></text:p>
      <text:p text:style-name="P5"><text:span text:style-name="T14"/></text:p>
      <text:p text:style-name="P5"><text:span text:style-name="T14"/></text:p>
      <text:p text:style-name="P8"><text:bookmark-start text:name="__DdeLink__34_3878423688"/><text:bookmark-end text:name="__DdeLink__34_3878423688"/>Valor Retornado</text:p>
      <text:p text:style-name="P44"><text:bookmark-start text:name="__DdeLink__172_3878423688"/>…………………………………………………………………………………………………………….…<text:bookmark-end text:name="__DdeLink__172_3878423688"/></text:p>
      <text:p text:style-name="P27"><text:bookmark-start text:name="__DdeLink__338_3878423688"/>Supondo que a <text:span text:style-name="T17">página atual</text:span> seja uma área restrita, os possíveis valores de retorno são:</text:p>
      <text:p text:style-name="P25"><text:bookmark-start text:name="__DdeLink__22_3878423688"/><text:span text:style-name="T3">string</text:span> <text:span text:style-name="T17">”</text:span><text:span text:style-name="T16">Usuario</text:span><text:span text:style-name="T17">”</text:span><text:bookmark-end text:name="__DdeLink__22_3878423688"/></text:p>
      <text:p text:style-name="P25"><text:span text:style-name="T3">string</text:span><text:span text:style-name="T17"> ”</text:span><text:span text:style-name="T16">Cliente</text:span><text:span text:style-name="T17">”</text:span></text:p>
      <text:p text:style-name="P25"><text:span text:style-name="T3">string</text:span><text:span text:style-name="T17"> </text:span><text:bookmark-start text:name="__DdeLink__59_3878423688"/><text:span text:style-name="T17">”</text:span><text:span text:style-name="T16">Financeiro</text:span><text:span text:style-name="T17">”</text:span><text:bookmark-end text:name="__DdeLink__59_3878423688"/></text:p>
      <text:p text:style-name="P25"><text:span text:style-name="T3">string</text:span><text:span text:style-name="T17"> ”</text:span><text:span text:style-name="T16">TI</text:span><text:span text:style-name="T17">”</text:span></text:p>
      <text:p text:style-name="P25"><text:span text:style-name="T3">string</text:span><text:span text:style-name="T17"> ”</text:span><text:span text:style-name="T16">Admin</text:span><text:span text:style-name="T17">”</text:span><text:bookmark-end text:name="__DdeLink__338_3878423688"/></text:p>
      <text:p text:style-name="P25"><text:span text:style-name="T17"/></text:p>
      <text:p text:style-name="P25"><text:span text:style-name="T17"/></text:p>
      <text:p text:style-name="P33"><text:span text:style-name="T20">Exemplo</text:span></text:p>
      <text:p text:style-name="P45"><text:span text:style-name="T38">…………………………………………………………………………………………………….…….…</text:span></text:p>
      <text:p text:style-name="P37"><draw:frame text:anchor-type="paragraph" draw:z-index="0" draw:name="Forma1" draw:style-name="gr1" draw:text-style-name="P55" svg:width="19.068cm" svg:height="4.144cm" svg:x="0.023cm" svg:y="0.189cm"><draw:text-box><text:p text:style-name="P50"><text:span text:style-name="T43">// arquivo “</text:span><text:span text:style-name="T44">areaFinanceiro.php”</text:span></text:p><text:p text:style-name="P51"><text:span text:style-name="T44"/></text:p><text:p text:style-name="P50"><text:span text:style-name="T45">&lt;?php</text:span></text:p><text:p text:style-name="P51"><text:span text:style-name="T45"/></text:p><text:p text:style-name="P52"><text:span text:style-name="T46">echo</text:span><text:span text:style-name="T47"> </text:span><text:span text:style-name="T48">areaAtual</text:span><text:span text:style-name="T49">();</text:span></text:p><text:p text:style-name="P53"><text:span text:style-name="T49"/></text:p><text:p text:style-name="P54"><text:span text:style-name="T45">?&gt;</text:span></text:p></draw:text-box></draw:frame></text:p>
      <text:p text:style-name="P37">Retorno:</text:p>
      <text:p text:style-name="P34"><draw:frame text:anchor-type="paragraph" draw:z-index="1" draw:name="Forma1" draw:style-name="gr2" draw:text-style-name="P57" svg:width="19.109cm" svg:height="0.999cm" svg:x="0cm" svg:y="0.111cm"><draw:text-box><text:p text:style-name="P56"><text:span text:style-name="T50">”</text:span><text:span text:style-name="T50">Financeiro”</text:span></text:p></draw:text-box></draw:frame><text:bookmark-start text:name="__DdeLink__62_3878423688"/><text:bookmark-end text:name="__DdeLink__97_3878423688"/><text:bookmark-end text:name="__DdeLink__62_3878423688"/></text:p>
      <text:p text:style-name="P48"><text:bookmark-start text:name="__DdeLink__290_3878423688"/><text:span text:style-name="T37">buscar</text:span></text:p>
      <text:p text:style-name="P41"/>
      <text:p text:style-name="P13"><text:bookmark-start text:name="__DdeLink__37_38784236881"/><text:bookmark-start text:name="__DdeLink__175_3878423688"/><text:bookmark-start text:name="__DdeLink__115_3878423688"/><text:bookmark-start text:name="__DdeLink__7_38784236881"/><text:bookmark-start text:name="__DdeLink__10_38784236881"/><text:bookmark-start text:name="__DdeLink__16_38784236881"/><text:span text:style-name="T7">array</text:span><text:bookmark-end text:name="__DdeLink__37_38784236881"/><text:bookmark-end text:name="__DdeLink__175_3878423688"/><text:bookmark-end text:name="__DdeLink__115_3878423688"/><text:bookmark-end text:name="__DdeLink__7_38784236881"/><text:bookmark-end text:name="__DdeLink__10_38784236881"/><text:bookmark-end text:name="__DdeLink__16_38784236881"/><text:span text:style-name="T29">[</text:span><text:span text:style-name="T8">i</text:span><text:span text:style-name="T29">][</text:span><text:span text:style-name="T8">s</text:span><text:span text:style-name="T29">]</text:span> <text:bookmark-start text:name="__DdeLink__213_3878423688"/><text:bookmark-start text:name="__DdeLink__42_38784236881"/><text:bookmark-start text:name="__DdeLink__54_38784236881"/><text:bookmark-start text:name="__DdeLink__56_38784236881"/><text:span text:style-name="T12">buscar</text:span><text:bookmark-end text:name="__DdeLink__54_38784236881"/><text:bookmark-end text:name="__DdeLink__56_38784236881"/>(<text:bookmark-start text:name="__DdeLink__122_3878423688"/><text:bookmark-start text:name="__DdeLink__13_38784236881"/><text:span text:style-name="T10">PDO</text:span><text:bookmark-end text:name="__DdeLink__13_38784236881"/><text:span text:style-name="T1"> </text:span><text:span text:style-name="T33">$CONEXAO</text:span><text:bookmark-end text:name="__DdeLink__122_3878423688"/><text:span text:style-name="T30">,</text:span><text:span text:style-name="T7"> </text:span><text:bookmark-start text:name="__DdeLink__131_3878423688"/><text:span text:style-name="T7">string </text:span><text:span text:style-name="T33">$TABELA</text:span><text:bookmark-end text:name="__DdeLink__131_3878423688"/><text:span text:style-name="T30">,</text:span><text:span text:style-name="T7"> </text:span><text:bookmark-start text:name="__DdeLink__144_3878423688"/><text:bookmark-start text:name="__DdeLink__142_3878423688"/><text:bookmark-start text:name="__DdeLink__140_3878423688"/><text:bookmark-start text:name="__DdeLink__138_3878423688"/><text:span text:style-name="T9">string</text:span><text:span text:style-name="T7"> </text:span><text:span text:style-name="T33">$campo</text:span><text:bookmark-end text:name="__DdeLink__144_3878423688"/><text:bookmark-end text:name="__DdeLink__142_3878423688"/><text:bookmark-end text:name="__DdeLink__140_3878423688"/><text:bookmark-end text:name="__DdeLink__138_3878423688"/><text:span text:style-name="T30">,</text:span><text:span text:style-name="T7"> </text:span><text:bookmark-start text:name="__DdeLink__149_3878423688"/><text:bookmark-start text:name="__DdeLink__146_3878423688"/><text:span text:style-name="T7">mixed </text:span><text:span text:style-name="T33">$valor</text:span><text:bookmark-end text:name="__DdeLink__149_3878423688"/><text:bookmark-end text:name="__DdeLink__146_3878423688"/>)<text:bookmark-end text:name="__DdeLink__213_3878423688"/><text:bookmark-end text:name="__DdeLink__42_38784236881"/></text:p>
      <text:p text:style-name="P13"/>
      <text:p text:style-name="P3">Descrição</text:p>
      <text:p text:style-name="P43"><text:bookmark-start text:name="__DdeLink__161_3878423688"/><text:bookmark-start text:name="__DdeLink__166_3878423688"/><text:bookmark-start text:name="__DdeLink__164_3878423688"/>…………………………………………………………………………………………………………….…<text:bookmark-end text:name="__DdeLink__161_3878423688"/><text:bookmark-end text:name="__DdeLink__166_3878423688"/><text:bookmark-end text:name="__DdeLink__164_3878423688"/></text:p>
      <text:p text:style-name="P31">Retorna um <text:span text:style-name="T4">array</text:span> contendo todas as <text:span text:style-name="T16">linhas</text:span> <text:span text:style-name="T39">buscadas no banco de dados</text:span></text:p>
      <text:p text:style-name="P23"/>
      <text:p text:style-name="P23"/>
      <text:p text:style-name="P6">Parâmetros</text:p>
      <text:p text:style-name="P43"><text:bookmark-start text:name="__DdeLink__155_3878423688"/><text:bookmark-start text:name="__DdeLink__158_3878423688"/>…………………………………………………………………………………………………………….…<text:bookmark-end text:name="__DdeLink__155_3878423688"/><text:bookmark-end text:name="__DdeLink__158_3878423688"/></text:p>
      <text:p text:style-name="P7"><text:bookmark-start text:name="__DdeLink__128_3878423688"/><text:bookmark-start text:name="__DdeLink__13_387842368811"/><text:bookmark-start text:name="__DdeLink__125_3878423688"/><text:span text:style-name="T10">PDO</text:span><text:bookmark-end text:name="__DdeLink__128_3878423688"/><text:bookmark-end text:name="__DdeLink__13_387842368811"/><text:bookmark-end text:name="__DdeLink__125_3878423688"/><text:span text:style-name="T1"> </text:span><text:span text:style-name="T33">$CONEXAO</text:span></text:p>
      <text:p text:style-name="P7"><text:span text:style-name="T25"><text:tab/>O</text:span><text:span text:style-name="T23">bjeto </text:span><text:span text:style-name="T10">PDO</text:span><text:span text:style-name="T23"> contendo a conexão com o banco de dados</text:span></text:p>
      <text:p text:style-name="P7"><text:span text:style-name="T23"/></text:p>
      <text:p text:style-name="P14"><text:span text:style-name="T7">string </text:span><text:span text:style-name="T33">$TABELA</text:span></text:p>
      <text:p text:style-name="P14"><text:span text:style-name="T25"><text:tab/>N</text:span><text:span text:style-name="T24">ome da tabela a ser </text:span><text:bookmark-start text:name="__DdeLink__136_3878423688"/><text:bookmark-start text:name="__DdeLink__133_3878423688"/><text:span text:style-name="T24">consultada</text:span><text:bookmark-end text:name="__DdeLink__136_3878423688"/><text:bookmark-end text:name="__DdeLink__133_3878423688"/></text:p>
      <text:p text:style-name="P14"><text:span text:style-name="T24"/></text:p>
      <text:p text:style-name="P16"><text:span text:style-name="T9">string</text:span><text:span text:style-name="T7"> </text:span><text:bookmark-start text:name="__DdeLink__152_3878423688"/><text:span text:style-name="T33">$campo</text:span><text:bookmark-end text:name="__DdeLink__152_3878423688"/></text:p>
      <text:p text:style-name="P16"><text:span text:style-name="T34"><text:tab/></text:span><text:span text:style-name="T25">N</text:span><text:span text:style-name="T21">ome do campo a ser considerado na seleção</text:span></text:p>
      <text:p text:style-name="P16"><text:span text:style-name="T21"/></text:p>
      <text:p text:style-name="P18"><text:span text:style-name="T7">mixed </text:span><text:span text:style-name="T33">$valor</text:span></text:p>
      <text:p text:style-name="P18"><text:span text:style-name="T34"><text:tab/></text:span><text:span text:style-name="T25">V</text:span><text:span text:style-name="T21">alor que o </text:span><text:span text:style-name="T33">$campo</text:span><text:span text:style-name="T21"> deve ter para ser selecionado</text:span></text:p>
      <text:p text:style-name="P6"><text:span text:style-name="T14"/></text:p>
      <text:p text:style-name="P6"><text:span text:style-name="T14"/></text:p>
      <text:p text:style-name="P6"><text:bookmark-start text:name="__DdeLink__34_38784236881"/><text:bookmark-start text:name="__DdeLink__169_3878423688"/>Valor Retornado<text:bookmark-end text:name="__DdeLink__34_38784236881"/><text:bookmark-end text:name="__DdeLink__169_3878423688"/></text:p>
      <text:p text:style-name="P43"><text:bookmark-start text:name="__DdeLink__216_3878423688"/><text:bookmark-start text:name="__DdeLink__219_3878423688"/>…………………………………………………………………………………………………………….…<text:bookmark-end text:name="__DdeLink__216_3878423688"/><text:bookmark-end text:name="__DdeLink__219_3878423688"/></text:p>
      <text:p text:style-name="P29">Retorna um <text:span text:style-name="T4">array</text:span> contendo as <text:span text:style-name="T16">linhas</text:span> buscadas e cada uma dessas <text:span text:style-name="T16">linhas</text:span> é representado por um <text:span text:style-name="T4">array</text:span> associativo com os <text:span text:style-name="T16">campos</text:span> como chave</text:p>
      <text:p text:style-name="P29"/>
      <text:p text:style-name="P29"/>
      <text:p text:style-name="P9"><text:span text:style-name="T31">Exemplo</text:span></text:p>
      <text:p text:style-name="P46"><text:span text:style-name="T20">…………………………………………………………………………………………………………….…</text:span></text:p>
      <text:p text:style-name="P10"><draw:frame text:anchor-type="paragraph" draw:z-index="2" draw:name="Forma1" draw:style-name="gr3" draw:text-style-name="P55" svg:width="19.324cm" svg:height="3.698cm" svg:x="0.048cm" svg:y="0.37cm"><draw:text-box><text:p text:style-name="P50"><text:span text:style-name="T45">&lt;?php</text:span></text:p><text:p text:style-name="P51"><text:span text:style-name="T45"/></text:p><text:p text:style-name="P58"><text:span text:style-name="T51">$usuarios </text:span><text:span text:style-name="T46">=</text:span><text:span text:style-name="T52"> </text:span><text:span text:style-name="T48">buscar</text:span><text:span text:style-name="T52">(</text:span><text:span text:style-name="T53">$CONEXAO</text:span><text:span text:style-name="T54">,</text:span><text:span text:style-name="T55"> </text:span><text:span text:style-name="T56">“usuarios”</text:span><text:span text:style-name="T54">,</text:span><text:span text:style-name="T55"> </text:span><text:span text:style-name="T56">“id”</text:span><text:span text:style-name="T54">,</text:span><text:span text:style-name="T55"> </text:span><text:span text:style-name="T57">10</text:span><text:span text:style-name="T52">);</text:span></text:p><text:p text:style-name="P52"><text:span text:style-name="T46">echo</text:span><text:span text:style-name="T52"> </text:span><text:span text:style-name="T51">$usuarios</text:span><text:span text:style-name="T52">[</text:span><text:span text:style-name="T57">0</text:span><text:span text:style-name="T52">][</text:span><text:span text:style-name="T56">“nome”</text:span><text:span text:style-name="T52">];</text:span></text:p><text:p text:style-name="P53"><text:span text:style-name="T52"/></text:p><text:p text:style-name="P54"><text:span text:style-name="T45">?&gt;</text:span></text:p></draw:text-box></draw:frame><text:span text:style-name="T31"/></text:p>
      <text:p text:style-name="P38">Retorno:</text:p>
      <text:p text:style-name="P35"><draw:frame text:anchor-type="paragraph" draw:z-index="3" draw:name="Forma1" draw:style-name="gr4" draw:text-style-name="P57" svg:width="19.404cm" svg:height="0.999cm" svg:x="-0.026cm" svg:y="0.111cm"><draw:text-box><text:p text:style-name="P56"><text:span text:style-name="T50">”</text:span><text:span text:style-name="T50">Fabio”</text:span></text:p></draw:text-box></draw:frame><text:bookmark-end text:name="__DdeLink__290_3878423688"/></text:p>
      <text:p text:style-name="P49"><text:span text:style-name="T37">buscarNivel</text:span></text:p>
      <text:p text:style-name="P42"/>
      <text:p text:style-name="P20"><text:bookmark-start text:name="__DdeLink__16_387842368811"/><text:bookmark-start text:name="__DdeLink__327_3878423688"/><text:bookmark-start text:name="__DdeLink__175_38784236881"/><text:bookmark-start text:name="__DdeLink__7_387842368811"/><text:bookmark-start text:name="__DdeLink__115_38784236881"/><text:bookmark-start text:name="__DdeLink__37_387842368811"/><text:bookmark-start text:name="__DdeLink__10_387842368811"/><text:span text:style-name="T11">string</text:span><text:bookmark-end text:name="__DdeLink__16_387842368811"/><text:bookmark-end text:name="__DdeLink__327_3878423688"/><text:bookmark-end text:name="__DdeLink__175_38784236881"/><text:bookmark-end text:name="__DdeLink__7_387842368811"/><text:bookmark-end text:name="__DdeLink__115_38784236881"/><text:bookmark-end text:name="__DdeLink__37_387842368811"/><text:bookmark-end text:name="__DdeLink__10_387842368811"/> <text:bookmark-start text:name="__DdeLink__213_38784236881"/><text:bookmark-start text:name="__DdeLink__54_387842368811"/><text:bookmark-start text:name="__DdeLink__56_387842368811"/><text:bookmark-start text:name="__DdeLink__42_387842368811"/><text:span text:style-name="T12">buscar</text:span><text:bookmark-end text:name="__DdeLink__54_387842368811"/><text:bookmark-end text:name="__DdeLink__56_387842368811"/><text:span text:style-name="T13">Nivel</text:span>(<text:bookmark-start text:name="__DdeLink__122_38784236881"/><text:bookmark-start text:name="__DdeLink__13_387842368812"/><text:span text:style-name="T10">PDO</text:span><text:bookmark-end text:name="__DdeLink__13_387842368812"/><text:span text:style-name="T1"> </text:span><text:span text:style-name="T33">$CONEXAO</text:span><text:bookmark-end text:name="__DdeLink__122_38784236881"/><text:span text:style-name="T30">,</text:span><text:span text:style-name="T7"> </text:span><text:bookmark-start text:name="__DdeLink__131_38784236881"/><text:bookmark-start text:name="__DdeLink__331_3878423688"/><text:span text:style-name="T7">string</text:span><text:bookmark-end text:name="__DdeLink__331_3878423688"/><text:span text:style-name="T7"> </text:span><text:span text:style-name="T33">$TABELA</text:span><text:bookmark-end text:name="__DdeLink__131_38784236881"/><text:span text:style-name="T33">_</text:span><text:span text:style-name="T35">USUARIOS</text:span>)<text:bookmark-end text:name="__DdeLink__213_38784236881"/><text:bookmark-end text:name="__DdeLink__42_387842368811"/></text:p>
      <text:p text:style-name="P20"/>
      <text:p text:style-name="P4">Descrição</text:p>
      <text:p text:style-name="P47"><text:bookmark-start text:name="__DdeLink__166_38784236881"/><text:bookmark-start text:name="__DdeLink__164_38784236881"/><text:bookmark-start text:name="__DdeLink__161_38784236881"/>…………………………………………………………………………………………………………….…<text:bookmark-end text:name="__DdeLink__166_38784236881"/><text:bookmark-end text:name="__DdeLink__164_38784236881"/><text:bookmark-end text:name="__DdeLink__161_38784236881"/></text:p>
      <text:p text:style-name="P32">Retorna <text:span text:style-name="T41">uma </text:span><text:span text:style-name="T5">string</text:span><text:span text:style-name="T41"> contendo o </text:span><text:span text:style-name="T32">nível</text:span> de acesso do <text:span text:style-name="T16">usuário atual</text:span> ou a <text:span text:style-name="T4">string</text:span> <text:span text:style-name="T16">"Error"</text:span> <text:span text:style-name="T41">caso não consiga recuperar essa informação</text:span></text:p>
      <text:p text:style-name="P24"/>
      <text:p text:style-name="P24"/>
      <text:p text:style-name="P12">Parâmetros</text:p>
      <text:p text:style-name="P47"><text:bookmark-start text:name="__DdeLink__155_38784236881"/><text:bookmark-start text:name="__DdeLink__158_38784236881"/>…………………………………………………………………………………………………………….…<text:bookmark-end text:name="__DdeLink__155_38784236881"/><text:bookmark-end text:name="__DdeLink__158_38784236881"/></text:p>
      <text:p text:style-name="P12"><text:bookmark-start text:name="__DdeLink__13_3878423688111"/><text:bookmark-start text:name="__DdeLink__128_38784236881"/><text:bookmark-start text:name="__DdeLink__125_38784236881"/><text:span text:style-name="T10">PDO</text:span><text:bookmark-end text:name="__DdeLink__13_3878423688111"/><text:bookmark-end text:name="__DdeLink__128_38784236881"/><text:bookmark-end text:name="__DdeLink__125_38784236881"/><text:span text:style-name="T1"> </text:span><text:span text:style-name="T33">$CONEXAO</text:span></text:p>
      <text:p text:style-name="P12"><text:span text:style-name="T25"><text:tab/>O</text:span><text:span text:style-name="T23">bjeto </text:span><text:span text:style-name="T10">PDO</text:span><text:span text:style-name="T23"> contendo a conexão com o banco de dados</text:span></text:p>
      <text:p text:style-name="P12"><text:span text:style-name="T23"/></text:p>
      <text:p text:style-name="P15"><text:span text:style-name="T7">string </text:span><text:span text:style-name="T33">$TABELA_</text:span><text:span text:style-name="T36">USUARIOS</text:span></text:p>
      <text:p text:style-name="P15"><text:span text:style-name="T25"><text:tab/>N</text:span><text:span text:style-name="T24">ome da tabela, </text:span><text:span text:style-name="T27">que armazena as informações dos usuários,</text:span><text:span text:style-name="T24"> a ser </text:span><text:bookmark-start text:name="__DdeLink__133_38784236881"/><text:bookmark-start text:name="__DdeLink__136_38784236881"/><text:span text:style-name="T24">consultada</text:span><text:bookmark-end text:name="__DdeLink__133_38784236881"/><text:bookmark-end text:name="__DdeLink__136_38784236881"/></text:p>
      <text:p text:style-name="P19"><text:span text:style-name="T28"/></text:p>
      <text:p text:style-name="P12"><text:span text:style-name="T14"/></text:p>
      <text:p text:style-name="P12"><text:bookmark-start text:name="__DdeLink__34_387842368811"/><text:bookmark-start text:name="__DdeLink__169_38784236881"/>Valor Retornado<text:bookmark-end text:name="__DdeLink__34_387842368811"/><text:bookmark-end text:name="__DdeLink__169_38784236881"/></text:p>
      <text:p text:style-name="P47"><text:bookmark-start text:name="__DdeLink__216_38784236881"/><text:bookmark-start text:name="__DdeLink__219_38784236881"/>…………………………………………………………………………………………………………….…<text:bookmark-end text:name="__DdeLink__216_38784236881"/><text:bookmark-end text:name="__DdeLink__219_38784236881"/></text:p>
      <text:p text:style-name="P28"><text:span text:style-name="T42">Os retornos possíveis para a função são:</text:span></text:p>
      <text:p text:style-name="P26"><text:span text:style-name="T3">string </text:span><text:span text:style-name="T17">”</text:span><text:span text:style-name="T19">Error</text:span><text:span text:style-name="T17">”</text:span></text:p>
      <text:p text:style-name="P26"><text:bookmark-start text:name="__DdeLink__22_38784236882"/><text:bookmark-start text:name="__DdeLink__344_3878423688"/><text:bookmark-start text:name="__DdeLink__342_3878423688"/><text:span text:style-name="T3">string</text:span> <text:span text:style-name="T17">”</text:span><text:span text:style-name="T16">Usuario</text:span><text:span text:style-name="T17">”</text:span><text:bookmark-end text:name="__DdeLink__22_38784236882"/><text:bookmark-end text:name="__DdeLink__344_3878423688"/><text:bookmark-end text:name="__DdeLink__342_3878423688"/></text:p>
      <text:p text:style-name="P26"><text:span text:style-name="T3">string</text:span><text:span text:style-name="T17"> ”</text:span><text:span text:style-name="T16">Cliente</text:span><text:span text:style-name="T17">”</text:span></text:p>
      <text:p text:style-name="P26"><text:span text:style-name="T3">string</text:span><text:span text:style-name="T17"> </text:span><text:bookmark-start text:name="__DdeLink__59_38784236882"/><text:span text:style-name="T17">”</text:span><text:span text:style-name="T16">Financeiro</text:span><text:span text:style-name="T17">”</text:span><text:bookmark-end text:name="__DdeLink__59_38784236882"/></text:p>
      <text:p text:style-name="P26"><text:span text:style-name="T3">string</text:span><text:span text:style-name="T17"> ”</text:span><text:span text:style-name="T16">TI</text:span><text:span text:style-name="T17">”</text:span></text:p>
      <text:p text:style-name="P26"><text:span text:style-name="T3">string</text:span><text:span text:style-name="T17"> ”</text:span><text:span text:style-name="T16">Admin</text:span><text:span text:style-name="T17">”</text:span></text:p>
      <text:p text:style-name="P30"/>
      <text:p text:style-name="P30"/>
      <text:p text:style-name="P12"><text:span text:style-name="T31">Exemplo</text:span></text:p>
      <text:p text:style-name="P47"><text:span text:style-name="T20">…………………………………………………………………………………………………………….…</text:span></text:p>
      <text:p text:style-name="P11"><draw:frame text:anchor-type="paragraph" draw:z-index="5" draw:name="Forma1" draw:style-name="gr6" draw:text-style-name="P55" svg:width="19.308cm" svg:height="3.195cm" svg:x="0.064cm" svg:y="0.189cm"><draw:text-box><text:p text:style-name="P50"><text:span text:style-name="T45">&lt;?php</text:span></text:p><text:p text:style-name="P51"><text:span text:style-name="T45"/></text:p><text:p text:style-name="P52"><text:span text:style-name="T46">echo</text:span><text:span text:style-name="T47"> </text:span><text:span text:style-name="T48">buscarNivel</text:span><text:span text:style-name="T49">(</text:span><text:span text:style-name="T53">$CONEXAO</text:span><text:span text:style-name="T49">,</text:span><text:span text:style-name="T48"> </text:span><text:span text:style-name="T56">“usuarios”</text:span><text:span text:style-name="T49">);</text:span></text:p><text:p text:style-name="P53"><text:span text:style-name="T49"/></text:p><text:p text:style-name="P54"><text:span text:style-name="T45">?&gt;</text:span></text:p></draw:text-box></draw:frame><text:span text:style-name="T31"/></text:p>
      <text:p text:style-name="P39">Retorno:</text:p>
      <text:p text:style-name="P36"><draw:frame text:anchor-type="paragraph" draw:z-index="4" draw:name="Forma1" draw:style-name="gr5" draw:text-style-name="P57" svg:width="19.328cm" svg:height="0.999cm" svg:x="0.034cm" svg:y="0.111cm"><draw:text-box><text:p text:style-name="P56"><text:span text:style-name="T50">”</text:span><text:span text:style-name="T50">Error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5:51.636909972</meta:creation-date>
    <dc:date>2019-10-14T20:46:05.338084275</dc:date>
    <meta:editing-duration>PT4H12M59S</meta:editing-duration>
    <meta:editing-cycles>47</meta:editing-cycles>
    <meta:generator>LibreOffice/6.2.7.1$Linux_X86_64 LibreOffice_project/20$Build-1</meta:generator>
    <meta:document-statistic meta:table-count="0" meta:image-count="0" meta:object-count="0" meta:page-count="3" meta:paragraph-count="64" meta:word-count="236" meta:character-count="1976" meta:non-whitespace-character-count="1797"/>
  </office:meta>
</office:document-meta>
</file>